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3736" officeooo:paragraph-rsid="00103736"/>
    </style:style>
    <style:style style:name="P2" style:family="paragraph" style:parent-style-name="Standard">
      <style:text-properties officeooo:rsid="00113efb" officeooo:paragraph-rsid="00113efb"/>
    </style:style>
    <style:style style:name="P3" style:family="paragraph" style:parent-style-name="Standard">
      <style:text-properties officeooo:rsid="00129df7" officeooo:paragraph-rsid="00129df7"/>
    </style:style>
    <style:style style:name="P4" style:family="paragraph" style:parent-style-name="Standard">
      <style:text-properties officeooo:rsid="00147472" officeooo:paragraph-rsid="00147472"/>
    </style:style>
    <style:style style:name="T1" style:family="text">
      <style:text-properties officeooo:rsid="00129df7"/>
    </style:style>
    <style:style style:name="T2" style:family="text">
      <style:text-properties officeooo:rsid="0014747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llenseinschätzing Stefan:</text:p>
      <text:p text:style-name="P1">Zum Kickoff-Seminar habe ich mich mehr als Konzeptionierer oder Macher eingeschätzt, da ich bei der Schilderung eines Problems meistens nach wenigen Minuten der Überlegung schon eine Idee habe, wie es zu lösen sein könnte. Diese Ideen sind meistens mit mehr oder weniger großen Denkfehlern behaftet, aber meistens fallen sie von ganz alleine relativ schnell auf.</text:p>
      <text:p text:style-name="P1">Ich arbeite normalerweise mehr oder weniger itterativ. Damit meine ich, dass die erste Version meines Codes meistens wenig aufgeräumt und eher kryptisch ist, doch meistens verbessert sich die Qualität innerhalb weniger durchläufe drastisch.</text:p>
      <text:p text:style-name="P2">Bissher habe ich einige kleinere Projekte alleine absolviert und bei Carpe Noctem einen Einblick in die Arbeit mit einer größeren Code-basis bekommen.</text:p>
      <text:p text:style-name="P2"/>
      <text:p text:style-name="P2">In der Praktischen Arbeit mit Rohhulla, Artjon und Amir hat sich aber relativ schnell gezeigt, dass die anderen nicht wussten, wo sie anfangen sollen. Deshalb hätte ich eigentlich schon viel früher die Rolle als Koordinator einnehmen müssen, doch das habe ich in der Situation nicht erkannt, da mir die Organnisation von mehr als mir selbst schwer fällt. </text:p>
      <text:p text:style-name="P2">Ich habe meine Rolle als Conceptualizer und Umsetzer ernster genommen, da ich schon auf der Heimfahrt vom Seminar angefangen habe mich in die vermeindlich notwendige Materie einzulesen und nach passenden Bibliotheken zu suchen. </text:p>
      <text:p text:style-name="P2"/>
      <text:p text:style-name="P2">Für mich kristallisierte sich aber mit den Wochen mehr heraus, dass von meinen Teamkameraden nicht zu erwarten war, dass sie eine Position als Anführer beziehen würden. <text:span text:style-name="T1">Von Carpe Noctem war ich es gewohnt, dass man bei den Treffen nicht unbedingt ein festes Ende hatte, weswegen ich auch gegenüber weniger Projektorientierten Gesprächen eher gelassen war. Trotzdem hat der leichte Antrieb von Artjon mir sehr geholfen produktiv zu sein.</text:span></text:p>
      <text:p text:style-name="P2"/>
      <text:p text:style-name="P3">Wenn ich über die ganze Laufzeit des Projektes zurückblicke, bin ich der Meinung, dass ich Am besten schon früh die Rolle eines Teamleiters eingenommen hätte, aber meiner Ansicht nach habe ich über die Laufzeit verteilt nicht nur die Rolle eines Generators, sondern auch des Umsetzers und eines Teamleiters versucht auszufüllen. </text:p>
      <text:p text:style-name="P4">Das Projekt hat mir viele neue Erfahrungen beschert und mir gezeigt, dass man am Besten gewisse Dinge bereits zu beginn festleg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2:09:48.782610270</meta:creation-date>
    <dc:date>2019-03-19T12:41:01.842338546</dc:date>
    <meta:editing-duration>PT19M43S</meta:editing-duration>
    <meta:editing-cycles>3</meta:editing-cycles>
    <meta:generator>LibreOffice/6.0.7.3$Linux_X86_64 LibreOffice_project/00m0$Build-3</meta:generator>
    <meta:document-statistic meta:table-count="0" meta:image-count="0" meta:object-count="0" meta:page-count="1" meta:paragraph-count="9" meta:word-count="340" meta:character-count="2256" meta:non-whitespace-character-count="1922"/>
  </office:meta>
</office:document-meta>
</file>